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fo:color="#000000" fo:background-color="#ffffff"/>
    </style:style>
    <style:style style:name="P2" style:family="paragraph" style:parent-style-name="Standard">
      <style:text-properties style:font-name="Helvetica" fo:font-size="12.0pt" fo:color="#000000" fo:background-color="#ffffff"/>
    </style:style>
    <style:style style:name="T1" style:family="text">
      <style:text-properties fo:letter-spacing="0.0000in"/>
    </style:style>
    <style:style style:name="T2" style:family="text">
      <style:text-properties style:text-underline-style="solid" style:text-underline-color="#3789ff" fo:letter-spacing="0.0000in"/>
    </style:style>
    <style:style style:name="TableColumn1" style:family="table-column">
      <style:table-column-properties style:column-width="3.4625in" style:rel-column-width="32767*"/>
    </style:style>
  </office:automatic-styles>
  <office:body>
    <office:text>
      <text:p text:style-name="P1">README</text:p>
      <text:p text:style-name="P1"/>
      <text:p text:style-name="P1">The goal of this project is to r<text:span text:style-name="T1">ead in a (approximately 750 KB) spectrum wavelength and identify the spectral emission lines.</text:span></text:p>
      <text:p text:style-name="P2"><text:span text:style-name="T1">These can then be used to identify the makeup of an unknown emission spectrum that the user has recorded in a chemistry class, scientific project, or astronomy experiment.</text:span></text:p>
      <text:p text:style-name="P1"/>
      <text:p text:style-name="P2"><text:span text:style-name="T1">The spectrum data was collected from the website </text:span><text:a xlink:type="simple" xlink:href="https://www.atomtrace.com/elements-database/"><text:span text:style-name="T2">https://www.atomtrace.com/elements-database/</text:span></text:a><text:span text:style-name="T1"> </text:span></text:p>
      <text:p text:style-name="P2"><text:span text:style-name="T1">which has links to download the full emission spectrum of each element for databases provided by</text:span></text:p>
      <text:p text:style-name="P2"><text:span text:style-name="T1"/></text:p>
      <text:p text:style-name="P2"><text:span text:style-name="T1">1. NIST</text:span></text:p>
      <text:p text:style-name="P2"><text:span text:style-name="T1">2. Kurucz </text:span></text:p>
      <text:p text:style-name="P2"><text:span text:style-name="T1">3. AtomTrace</text:span></text:p>
      <text:p text:style-name="P2"><text:span text:style-name="T1"/></text:p>
      <text:p text:style-name="P2"><text:span text:style-name="T1">By identifying the wavelengths at which higher intensity emissions occurred for each element, we are able to identify each element according to it’s significant wavelengths.</text:span></text:p>
      <text:p text:style-name="P2"><text:span text:style-name="T1"/></text:p>
      <text:p text:style-name="P2"><text:span text:style-name="T1">The program task was achieved by first collecting information from the user, loading the data from the various atomtrace files in to a matrix, then comparing the user’s information to the data in our matrix and identifying the element which corresponds to the user’s input according to its organization in the matrix. Inputting the letter “0” would allow the user to print the entire matrix.</text:span></text:p>
      <text:p text:style-name="P2"><text:span text:style-name="T1"/></text:p>
      <text:p text:style-name="P2"><text:span text:style-name="T1"/></text:p>
      <text:p text:style-name="P2"><text:span text:style-name="T1">Arthur Sokoloff</text:span></text:p>
      <text:p text:style-name="P2"><text:span text:style-name="T1">1690098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4</meta:generator>
  </office:meta>
</office:document-meta>
</file>